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Utils.addToPackageName( StringBuilder sb , String id , boolean firstW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atorUtils.copyFile( URL src , File 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torUtils.generatePackageName( String namespa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GeneratorUtils.transformInvalidJavaIdentifier( String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atorUtils.genWsdlFileNameFromURL( URL wsdl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torUtils.packageNameToDirectoryName( String packag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orUtils.isValidJavaIdentifier( String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atorUtils.isJavaReservedWord( String check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Utils.serviceNameToClassName( String servic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